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=====================================================================</text:p>
      <text:p text:style-name="Standard"><text:s text:c="11"/>// ASSIGNMENT <text:s text:c="11"/>: OVERLAP WITH STRING</text:p>
      <text:p text:style-name="Standard"><text:s text:c="10"/>// NAME <text:s text:c="26"/>: ADITI KAMATH </text:p>
      <text:p text:style-name="Standard"><text:s text:c="9"/>// CLASS <text:s text:c="26"/>: SE 2(2nd shift) </text:p>
      <text:p text:style-name="Standard"><text:s text:c="8"/>// ROLL NO <text:s text:c="23"/>: 31 </text:p>
      <text:p text:style-name="Standard"><text:s text:c="7"/>// COMPUTER DEPARTMENT </text:p>
      <text:p text:style-name="Standard">//======================================================================</text:p>
      <text:p text:style-name="Standard">macro print 2 <text:s text:c="51"/>;define macro along with parameters </text:p>
      <text:p text:style-name="Standard">mov rax,1 <text:s text:c="56"/>;standard output </text:p>
      <text:p text:style-name="Standard">mov rdi,1 <text:s text:c="57"/>;input write </text:p>
      <text:p text:style-name="Standard">mov rsi,%1 <text:s text:c="54"/>;display message address </text:p>
      <text:p text:style-name="Standard">mov rdx,%2 <text:s text:c="53"/>;message length </text:p>
      <text:p text:style-name="Standard">syscall <text:s text:c="62"/>;interrupt for kernel in 64-bit </text:p>
      <text:p text:style-name="Standard">%endmacro </text:p>
      <text:p text:style-name="Standard"/>
      <text:p text:style-name="Standard">section .data </text:p>
      <text:p text:style-name="Standard">msg1 db 10,"src blk",10,13 <text:s text:c="29"/>;initialing the display message </text:p>
      <text:p text:style-name="Standard">msg1len equ $-msg1 <text:s text:c="39"/>;initializing the lenth of message </text:p>
      <text:p text:style-name="Standard">msg2 db 10,"dest blk",10,13 </text:p>
      <text:p text:style-name="Standard">msg2len equ $-msg2 </text:p>
      <text:p text:style-name="Standard">srcblk db 10h,20h,30h,40h,50h <text:s text:c="23"/>;storing variables in source block </text:p>
      <text:p text:style-name="Standard">cnt equ 05h <text:s text:c="54"/>;count is equal to 5 as 5 variables declared </text:p>
      <text:p text:style-name="Standard">space db " " <text:s text:c="54"/>;space between the variables to be displayed </text:p>
      <text:p text:style-name="Standard">spacelen equ $-space <text:s text:c="40"/>;initializing length of space </text:p>
      <text:p text:style-name="Standard"/>
      <text:p text:style-name="Standard">section .bss <text:s text:c="56"/>;storing the array of data/reserving space for the data </text:p>
      <text:p text:style-name="Standard">ans resb 4 <text:s text:c="59"/>;reserve buffer ans of 4-bytes(8-bits each) </text:p>
      <text:p text:style-name="Standard">destblk resb 5 <text:s text:c="52"/>;reserve buffer destblk of 5-bytes </text:p>
      <text:p text:style-name="Standard"/>
      <text:p text:style-name="Standard">section .text </text:p>
      <text:p text:style-name="Standard">global <text:s/>_start <text:s text:c="54"/>;starting of the main program </text:p>
      <text:p text:style-name="Standard">_start: </text:p>
      <text:p text:style-name="Standard"><text:tab/>print msg1,msg1len <text:s text:c="31"/>;displaying the msg1 </text:p>
      <text:p text:style-name="Standard"><text:s/><text:tab/> mov rsi,srcblk <text:s text:c="39"/>;move contents of source blk to rsi </text:p>
      <text:p text:style-name="Standard"><text:tab/>call disp_block <text:s text:c="39"/>;calling procedure disp_block </text:p>
      <text:p text:style-name="Standard"><text:tab/>cld <text:s text:c="59"/>;clear direction flag </text:p>
      <text:p text:style-name="Standard"><text:tab/>mov rcx,02h <text:s text:c="44"/>; move 02h into rcx register</text:p>
      <text:p text:style-name="Standard"><text:tab/>mov rsi,srcblk <text:s text:c="41"/>;move contents of the source blk to the rsi </text:p>
      <text:p text:style-name="Standard"><text:tab/>mov rdi,srcblk+2 <text:s text:c="36"/>;shift 2 positions in the source blk and move the <text:s text:c="107"/></text:p>
      <text:p text:style-name="Standard"><text:s text:c="77"/>;contents in to rdi </text:p>
      <text:p text:style-name="Standard"><text:s text:c="3"/></text:p>
      <text:p text:style-name="Standard"><text:tab/>rep movsb <text:s text:c="47"/>;repeat move string byte </text:p>
      <text:p text:style-name="Standard"><text:tab/>print msg2,msg2len <text:s text:c="32"/>;displaying the msg2 </text:p>
      <text:p text:style-name="Standard"><text:tab/>mov rsi,destblk <text:s text:c="39"/>;move contents of destblk into rsi </text:p>
      <text:p text:style-name="Standard"><text:tab/>call disp_block <text:s text:c="39"/>;calling procedure disp_block </text:p>
      <text:p text:style-name="Standard"><text:tab/>mov rax,60 <text:s text:c="45"/>;exit system call </text:p>
      <text:p text:style-name="Standard"><text:tab/>xor rdi,rdi <text:s text:c="47"/>;clearing rdi(by using xor)so that we get 0 in destblk </text:p>
      <text:p text:style-name="Standard"><text:tab/>syscall <text:s text:c="53"/>;interrupt for kernel in 64-bit </text:p>
      <text:p text:style-name="Standard">disp_block: <text:s text:c="57"/>;procedure disp_block </text:p>
      <text:p text:style-name="Standard"><text:tab/> <text:s text:c="2"/>mov rbp,cnt <text:s text:c="41"/>;base pointers </text:p>
      <text:p text:style-name="Standard">back: <text:s text:c="4"/></text:p>
      <text:p text:style-name="Standard"><text:tab/>mov al,[rsi] <text:s text:c="45"/>;move contents of rsi to al </text:p>
      <text:p text:style-name="Standard"><text:soft-page-break/><text:tab/>push rsi <text:s text:c="50"/>;push contents of rsi </text:p>
      <text:p text:style-name="Standard"><text:tab/>call disp_8 <text:s text:c="46"/>;calling the disp_8 procedure </text:p>
      <text:p text:style-name="Standard"><text:tab/>print space,1 <text:s text:c="43"/>;intialize one byte foe space <text:s text:c="19"/></text:p>
      <text:p text:style-name="Standard"><text:tab/>pop rsi <text:s text:c="52"/>;pop contents of rsi </text:p>
      <text:p text:style-name="Standard"><text:tab/> inc rsi <text:s text:c="52"/>;increment rsi by 1 </text:p>
      <text:p text:style-name="Standard"><text:tab/> dec rbp <text:s text:c="50"/>;decrement cnt through rbp </text:p>
      <text:p text:style-name="Standard"><text:tab/> jnz back <text:s text:c="49"/>;jump to loop back if not zero </text:p>
      <text:p text:style-name="Standard"><text:tab/> ret <text:s text:c="58"/>;return </text:p>
      <text:p text:style-name="Standard"/>
      <text:p text:style-name="Standard">disp_8:<text:tab/> <text:s text:c="63"/>;procedure disp_8 </text:p>
      <text:p text:style-name="Standard"><text:s/><text:tab/>mov rsi,ans+1 <text:s text:c="40"/>; move the contents of ans buffer into rsi</text:p>
      <text:p text:style-name="Standard"><text:tab/> <text:s text:c="2"/>mov rcx,2 <text:s text:c="43"/>;move 2 into the rcx register</text:p>
      <text:p text:style-name="Standard"/>
      <text:p text:style-name="Standard">back1:<text:tab/> <text:s text:c="61"/>;loop back1</text:p>
      <text:p text:style-name="Standard"><text:s/><text:tab/> <text:s text:c="2"/>mov rdx,0 <text:s text:c="43"/>;clear rdx</text:p>
      <text:p text:style-name="Standard"><text:tab/> <text:s text:c="2"/>mov rbx,16 <text:s text:c="41"/>;move 16 into rbx register</text:p>
      <text:p text:style-name="Standard"><text:tab/> <text:s text:c="2"/>div rbx <text:s text:c="48"/>;divide rax rfegister by rbx register</text:p>
      <text:p text:style-name="Standard"><text:tab/> <text:s text:c="2"/>cmp dl,09h <text:s text:c="41"/>;compare the contents of dl register with 09h</text:p>
      <text:p text:style-name="Standard"><text:tab/> <text:s text:c="2"/>jbe add_30 <text:s text:c="41"/>;if compared value is below(less) than add 30h </text:p>
      <text:p text:style-name="Standard"><text:tab/> <text:s text:c="2"/>add dl ,07h <text:s text:c="41"/>;add 07h to dl register</text:p>
      <text:p text:style-name="Standard"><text:tab/> <text:s text:c="2"/></text:p>
      <text:p text:style-name="Standard">add_30:<text:tab/> <text:s text:c="50"/>;add_30 label</text:p>
      <text:p text:style-name="Standard"><text:s text:c="15"/>add dl,30h<text:tab/> <text:s text:c="38"/>;add 30h to the contents of dl register </text:p>
      <text:p text:style-name="Standard"><text:tab/> <text:s text:c="2"/>mov[rsi],dl <text:s text:c="40"/>;move contents of dl into rsi</text:p>
      <text:p text:style-name="Standard"><text:tab/> <text:s text:c="2"/>dec rsi <text:s text:c="47"/>;decrement rsi</text:p>
      <text:p text:style-name="Standard"><text:tab/> <text:s text:c="2"/>dec rcx <text:s text:c="46"/>;decrement rcx</text:p>
      <text:p text:style-name="Standard"><text:tab/> <text:s text:c="2"/>jnz back1 <text:s text:c="42"/>;jump if not zero to loop back1</text:p>
      <text:p text:style-name="Standard"><text:tab/> <text:s text:c="2"/>print ans,2 <text:s text:c="40"/>;print the result</text:p>
      <text:p text:style-name="Standard"><text:tab/> <text:s text:c="2"/>ret <text:s text:c="53"/>;return</text:p>
      <text:p text:style-name="Standard"/>
      <text:p text:style-name="Standard">.................................................................OUTPUT...........................................................................</text:p>
      <text:p text:style-name="Standard">mescoe@mescoe-virtual-machine:~$ nasm -f elf64 assig3.asm </text:p>
      <text:p text:style-name="Standard">mescoe@mescoe-virtual-machine:~$ ld -o assig3 assig3.o </text:p>
      <text:p text:style-name="Standard">mescoe@mescoe-virtual-machine:~$ ./assig3 </text:p>
      <text:p text:style-name="Standard"/>
      <text:p text:style-name="Standard">src blk </text:p>
      <text:p text:style-name="Standard">10 20 30 40 50 </text:p>
      <text:p text:style-name="Standard">dest blk </text:p>
      <text:p text:style-name="Standard">10 20 10 20 5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126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1 </meta:initial-creator>
    <meta:creation-date>2016-02-14T01:39:39</meta:creation-date>
    <dc:date>2016-02-14T20:00:07.81</dc:date>
    <meta:editing-duration>PT1H17M31S</meta:editing-duration>
    <meta:editing-cycles>9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84" meta:word-count="472" meta:character-count="6325" meta:non-whitespace-character-count="2675"/>
  </office:meta>
</office:document-meta>
</file>